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61b" officeooo:paragraph-rsid="0010561b"/>
    </style:style>
    <style:style style:name="P2" style:family="paragraph" style:parent-style-name="Standard">
      <style:text-properties officeooo:rsid="0010561b" officeooo:paragraph-rsid="0016b5bb"/>
    </style:style>
    <style:style style:name="P3" style:family="paragraph" style:parent-style-name="Standard">
      <style:text-properties officeooo:rsid="00124f7d" officeooo:paragraph-rsid="00124f7d"/>
    </style:style>
    <style:style style:name="P4" style:family="paragraph" style:parent-style-name="Standard">
      <style:text-properties style:text-underline-style="solid" style:text-underline-width="auto" style:text-underline-color="font-color" officeooo:rsid="0010561b" officeooo:paragraph-rsid="0010561b"/>
    </style:style>
    <style:style style:name="P5" style:family="paragraph" style:parent-style-name="Standard">
      <style:text-properties style:text-underline-style="solid" style:text-underline-width="auto" style:text-underline-color="font-color" officeooo:rsid="00124f7d" officeooo:paragraph-rsid="00124f7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4f7d" officeooo:paragraph-rsid="00124f7d" style:font-size-asian="18pt" style:font-weight-asian="bold" style:font-size-complex="18pt" style:font-weight-complex="bold"/>
    </style:style>
    <style:style style:name="P7" style:family="paragraph" style:parent-style-name="Standard">
      <style:text-properties fo:font-size="14pt" style:text-underline-style="solid" style:text-underline-width="auto" style:text-underline-color="font-color" fo:font-weight="bold" officeooo:rsid="0010561b" officeooo:paragraph-rsid="0010561b" style:font-size-asian="14pt" style:font-weight-asian="bold" style:font-size-complex="14pt" style:font-weight-complex="bold"/>
    </style:style>
    <style:style style:name="P8" style:family="paragraph" style:parent-style-name="Standard" style:list-style-name="L1">
      <style:text-properties officeooo:rsid="0010561b" officeooo:paragraph-rsid="0012999e"/>
    </style:style>
    <style:style style:name="P9" style:family="paragraph" style:parent-style-name="Standard" style:list-style-name="L2">
      <style:text-properties officeooo:rsid="0010561b" officeooo:paragraph-rsid="0012999e"/>
    </style:style>
    <style:style style:name="P10" style:family="paragraph" style:parent-style-name="Standard" style:list-style-name="L3">
      <style:text-properties officeooo:rsid="0010561b" officeooo:paragraph-rsid="0010561b"/>
    </style:style>
    <style:style style:name="P11" style:family="paragraph" style:parent-style-name="Standard" style:list-style-name="L4">
      <style:text-properties officeooo:rsid="0010561b" officeooo:paragraph-rsid="0010561b"/>
    </style:style>
    <style:style style:name="P12" style:family="paragraph" style:parent-style-name="Standard" style:list-style-name="L5">
      <style:text-properties officeooo:rsid="0010561b" officeooo:paragraph-rsid="00140e6d"/>
    </style:style>
    <style:style style:name="P13" style:family="paragraph" style:parent-style-name="Standard" style:list-style-name="L5">
      <style:text-properties officeooo:rsid="0010561b" officeooo:paragraph-rsid="0010561b"/>
    </style:style>
    <style:style style:name="P14" style:family="paragraph" style:parent-style-name="Standard" style:list-style-name="L6">
      <style:text-properties officeooo:rsid="0010561b" officeooo:paragraph-rsid="0010561b"/>
    </style:style>
    <style:style style:name="P15" style:family="paragraph" style:parent-style-name="Standard" style:list-style-name="L7">
      <style:text-properties officeooo:rsid="0010561b" officeooo:paragraph-rsid="0016b5bb"/>
    </style:style>
    <style:style style:name="P16" style:family="paragraph" style:parent-style-name="Standard">
      <style:text-properties officeooo:rsid="0010561b" officeooo:paragraph-rsid="0010561b"/>
    </style:style>
    <style:style style:name="P17" style:family="paragraph" style:parent-style-name="Standard">
      <style:text-properties officeooo:rsid="0010561b" officeooo:paragraph-rsid="002222f6"/>
    </style:style>
    <style:style style:name="P18" style:family="paragraph" style:parent-style-name="Standard" style:list-style-name="L7">
      <style:text-properties officeooo:paragraph-rsid="0016b5bb"/>
    </style:style>
    <style:style style:name="P19" style:family="paragraph" style:parent-style-name="Standard">
      <style:text-properties officeooo:rsid="00124f7d" officeooo:paragraph-rsid="00124f7d"/>
    </style:style>
    <style:style style:name="T1" style:family="text">
      <style:text-properties officeooo:rsid="0010561b"/>
    </style:style>
    <style:style style:name="T2" style:family="text">
      <style:text-properties fo:font-style="italic" style:font-style-asian="italic" style:font-style-complex="italic"/>
    </style:style>
    <style:style style:name="T3" style:family="text">
      <style:text-properties fo:font-style="italic" officeooo:rsid="001d26c0" style:font-style-asian="italic" style:font-style-complex="italic"/>
    </style:style>
    <style:style style:name="T4" style:family="text">
      <style:text-properties fo:font-style="italic" officeooo:rsid="001ddb81" style:font-style-asian="italic" style:font-style-complex="italic"/>
    </style:style>
    <style:style style:name="T5" style:family="text">
      <style:text-properties officeooo:rsid="00140e6d"/>
    </style:style>
    <style:style style:name="T6" style:family="text">
      <style:text-properties officeooo:rsid="0014b3ab"/>
    </style:style>
    <style:style style:name="T7" style:family="text">
      <style:text-properties officeooo:rsid="0016b5bb"/>
    </style:style>
    <style:style style:name="T8" style:family="text">
      <style:text-properties style:text-underline-style="solid" style:text-underline-width="auto" style:text-underline-color="font-color"/>
    </style:style>
    <style:style style:name="T9" style:family="text">
      <style:text-properties officeooo:rsid="001fd504"/>
    </style:style>
    <style:style style:name="T10" style:family="text">
      <style:text-properties officeooo:rsid="002129d5"/>
    </style:style>
    <style:style style:name="T11" style:family="text">
      <style:text-properties officeooo:rsid="002222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iSTL : (Apache) Injecteur de requêtes</text:p>
      <text:p text:style-name="P1"/>
      <text:p text:style-name="P1"/>
      <text:p text:style-name="P7">Responsable(s) technique(s) qui encadrera (ont) l’équipe </text:p>
      <text:p text:style-name="P1"/>
      <text:p text:style-name="P1">Nom(s): <text:span text:style-name="T2">Lécharny</text:span></text:p>
      <text:p text:style-name="P1">Prénom(s): <text:span text:style-name="T2">Emmanuel</text:span></text:p>
      <text:p text:style-name="P1">Email(s): <text:span text:style-name="T2">elecharny@apache.org</text:span></text:p>
      <text:p text:style-name="P1">Intitulé du projet : <text:span text:style-name="T2">Construction d'une plate-forme de test répartie LDAP</text:span></text:p>
      <text:p text:style-name="P1"/>
      <text:p text:style-name="P1"/>
      <text:p text:style-name="P7">Définition technique du projet</text:p>
      <text:p text:style-name="P1"/>
      <text:p text:style-name="P4">Objectifs :</text:p>
      <text:p text:style-name="P1"/>
      <text:p text:style-name="P1">L'un des problèmes que nous rencontrons est de pouvoir lancer un test de charge configurable en disposant de suffis<text:span text:style-name="T9">a</text:span>m<text:span text:style-name="T9">m</text:span>ent d'injecteurs. L'utilisation de serveurs pour jouer le rôle de clients est problématique, principalement pour des raisons de coût (il peut être nécessaire de disposer de plusieurs dizaines de serveur d'injection, par exemple).</text:p>
      <text:p text:style-name="P1"/>
      <text:p text:style-name="P1">Une des solutions à ce problème serait d'utiliser des injecteurs peu coûteux, comme des Rasp<text:span text:style-name="T9">b</text:span>erry Pi. L'idée est de valider la faisabilité technique de cette approche, qui présente néanmoins de nombreux points technique<text:span text:style-name="T9">s</text:span> qui méritent d'être approfondis :</text:p>
      <text:list xml:id="list6711394608547838561" text:style-name="L1">
        <text:list-item>
          <text:p text:style-name="P8">CPU limité sur les injecteurs.</text:p>
        </text:list-item>
      </text:list>
      <text:list xml:id="list8374575865085511519" text:style-name="L2">
        <text:list-item>
          <text:p text:style-name="P9">capacité à lancer N injecteurs de façon synchrone.</text:p>
        </text:list-item>
      </text:list>
      <text:list xml:id="list8854669275534996875" text:style-name="L3">
        <text:list-item>
          <text:p text:style-name="P10">capacité à diriger les injecteurs à distance.</text:p>
        </text:list-item>
      </text:list>
      <text:list xml:id="list2358843866001643312" text:style-name="L4">
        <text:list-item>
          <text:p text:style-name="P11">capacité à récupérer les données produites et à les agréger en un tableau synthétique.</text:p>
        </text:list-item>
      </text:list>
      <text:p text:style-name="P1"/>
      <text:p text:style-name="P1">Globalement, un scénario de test doit comprendre les étapes suivantes :</text:p>
      <text:list xml:id="list3548343770076686554" text:style-name="L5">
        <text:list-item>
          <text:p text:style-name="P12"><text:span text:style-name="T5">l</text:span>ancement de 1 à N injecteurs.</text:p>
        </text:list-item>
        <text:list-item>
          <text:p text:style-name="P12">"chauffage" du serveur pendant un temps déterminé avec N injecteurs.</text:p>
        </text:list-item>
        <text:list-item>
          <text:p text:style-name="P13">démarrage du test proprement dit avec N injecteurs.</text:p>
        </text:list-item>
        <text:list-item>
          <text:p text:style-name="P13">agrégation des résultats en un tableau synthétique.</text:p>
        </text:list-item>
      </text:list>
      <text:p text:style-name="P1"/>
      <text:p text:style-name="P1">Un des besoins complémentaire<text:span text:style-name="T10">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1"/>
      <text:p text:style-name="P2">Le <text:span text:style-name="T6">protocole</text:span> à tester est LDAP. <text:span text:style-name="T10">C</text:span>ela n'implique aucunement que l'outil de test soit limité à LDAP mais cela correspond à un besoin actuel. Il doit être possible d'utiliser le système pour monter des tests de charge HTTP ou n'importe quel <text:span text:style-name="T6">protocole.</text:span> Un des problèmes des tests de charge LDAP est la lourdeur du processing des requêtes et des réponses LDAP : cela nécessite l'encodage et le décodage des requêtes en binaire, ce qui est très coûteux en CPU. Un<text:span text:style-name="T6">e</text:span> idée serait de <text:span text:style-name="T6">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Le test serait donc effectué en deux temps :</text:p>
      <text:list xml:id="list593942184880312387" text:style-name="L6">
        <text:list-item>
          <text:p text:style-name="P14">une phase de préparation et d'enregistrement.</text:p>
        </text:list-item>
        <text:list-item>
          <text:p text:style-name="P14">une phase d'exécution.</text:p>
        </text:list-item>
      </text:list>
      <text:p text:style-name="P1"><text:soft-page-break/></text:p>
      <text:p text:style-name="P1">Dans tous les cas de figure, les tests doivent pouvoir être envoyés aux injecteurs sans avoir à les installer sur N machines, c'est à dire qu'il faut prévoir un mécanisme de transport de ceux ci sous la forme de packages dynamiquement exécutables.</text:p>
      <text:p text:style-name="P1">Dernier point : une interface d'administration graphique doit être disponible pour lancer les tests et afficher les résultat. Cette interface peut être une application web.</text:p>
      <text:p text:style-name="P2">Il est possible de s'inspirer de projets existant permettant de mettre en <text:span text:style-name="T11">œuvre</text:span> cette proposition :</text:p>
      <text:list xml:id="list1905742982265418230" text:style-name="L7">
        <text:list-item>
          <text:p text:style-name="P15"><text:span text:style-name="T7">h</text:span>ttp://www.jppf.org/</text:p>
        </text:list-item>
        <text:list-item>
          <text:p text:style-name="P18"><text:span text:style-name="T1">http://jmeter.apache.org/</text:span></text:p>
        </text:list-item>
        <text:list-item>
          <text:p text:style-name="P15">http://gatling-tool.org/ (mais le langage de script utilisé est Scala…).</text:p>
        </text:list-item>
      </text:list>
      <text:p text:style-name="P1"/>
      <text:p text:style-name="P1">Tout outil jugé utile dans la mesure où cela permet de répondre au besoin peut être utilisé, à la condition expresse que la licence soit compatible AL 2.0 (Apache Licence 2.0).</text:p>
      <text:p text:style-name="P17">Dernier point : se rappeler que la cible est un injecteur qui ne dispose ni de beaucoup de mémoire, ni de beaucoup de CPU…</text:p>
      <text:p text:style-name="P17"/>
      <text:p text:style-name="P17"><text:span text:style-name="T8">Contexte technologique :</text:span></text:p>
      <text:p text:style-name="P4"/>
      <text:p text:style-name="P1"><text:span text:style-name="T11">Plate-forme</text:span> technique désirée pour l’exploitation des résultats</text:p>
      <text:p text:style-name="P1"><text:tab/>Matériel : <text:span text:style-name="T2">4 Raspber</text:span><text:span text:style-name="T3">r</text:span><text:span text:style-name="T2">y PI pour les injecteurs, un serveur sous </text:span><text:span text:style-name="T4">L</text:span><text:span text:style-name="T2">inux.</text:span></text:p>
      <text:p text:style-name="P1"><text:tab/>Système : <text:span text:style-name="T2">Linux.</text:span></text:p>
      <text:p text:style-name="P1"><text:span text:style-name="T11">Plate-forme</text:span> technique désirée pour le développement</text:p>
      <text:p text:style-name="P1"><text:tab/>Langages de spécification, programmation : <text:span text:style-name="T2">Java.</text:span></text:p>
      <text:p text:style-name="P1"><text:tab/>Environnement de développement, gestionnaire de sources et configuration : <text:span text:style-name="T2">Git ou SVN.</text:span></text:p>
      <text:p text:style-name="P1"/>
      <text:p text:style-name="P5">Compétences nécessaires et désirées :</text:p>
      <text:p text:style-name="P5"/>
      <text:p text:style-name="P3">Connaissance de Java, Git ou SVN, Junit.</text:p>
      <text:p text:style-name="P3">LDAP et J<text:span text:style-name="T11">M</text:span>eter ne sont pas des prérequis, mais une connaissance à ce sujet est un plus.</text:p>
      <text:p text:style-name="P3"/>
      <text:p text:style-name="P5">Références bibliographiques et sites Web :</text:p>
      <text:p text:style-name="P5"/>
      <text:p text:style-name="P3">http://jmeter.apache.org/</text:p>
      <text:p text:style-name="P3">http://directory.apache.org/</text:p>
      <text:p text:style-name="P3">https://java.net/projects/slamd</text:p>
      <text:p text:style-name="P3">http://www.jppf.org/</text:p>
      <text:p text:style-name="P3">http://gatling-tool.org/</text:p>
      <text:p text:style-name="P3"/>
      <text:p text:style-name="P5">Définition de la recette :</text:p>
      <text:p text:style-name="P5"/>
      <text:p text:style-name="P3">Nous disposons de scénario d'injections exécutés sur une autre plate-forme, avec un autre outil.</text:p>
      <text:p text:style-name="P3">L'objectif est de pouvoir rejouer ces scénarios sur l'outil développ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0:34:41.234644579</meta:creation-date>
    <meta:generator>LibreOffice/4.2.6.3$Windows_x86 LibreOffice_project/3fd416d4c6db7d3204c17ce57a1d70f6e531ee21</meta:generator>
    <dc:date>2014-11-17T13:33:47.943000000</dc:date>
    <meta:editing-duration>PT29M48S</meta:editing-duration>
    <meta:editing-cycles>19</meta:editing-cycles>
    <meta:document-statistic meta:table-count="0" meta:image-count="0" meta:object-count="0" meta:page-count="2" meta:paragraph-count="51" meta:word-count="672" meta:character-count="4342" meta:non-whitespace-character-count="3729"/>
  </office:meta>
</office:document-meta>
</file>